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22A0000013157A6BD97.svm" manifest:media-type=""/>
  <manifest:file-entry manifest:full-path="Pictures/20000001000000F6000001426FFCD15A.svm" manifest:media-type=""/>
  <manifest:file-entry manifest:full-path="Pictures/20000001000001F3000001A797EF8A04.svm" manifest:media-type=""/>
  <manifest:file-entry manifest:full-path="Pictures/200000010000017D000000D4CB37E4F5.svm" manifest:media-type=""/>
  <manifest:file-entry manifest:full-path="Pictures/200000010000014F00000124CDD19E6C.svm" manifest:media-type=""/>
  <manifest:file-entry manifest:full-path="Pictures/2000001F00004F1D00003B562CD7E661.wmf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Q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D0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d^{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2pt" style:font-size-asian="12pt" style:font-name-complex="Jameel Noori Nastaleeq" style:font-size-complex="12pt"/>
    </style:style>
    <style:style style:name="P4" style:family="paragraph">
      <style:paragraph-properties fo:text-align="center"/>
      <style:text-properties style:font-name="XB Tabriz"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name-complex="Jameel Noori Nastaleeq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3.724cm" svg:height="2.793cm" svg:x="1.365cm" svg:y="0.306cm">
          <draw:image xlink:href="Pictures/2000001F00004F1D00003B562CD7E661.wmf" xlink:type="simple" xlink:show="embed" xlink:actuate="onLoad">
            <text:p/>
          </draw:image>
          <draw:glue-point draw:id="4" svg:x="-0.139cm" svg:y="3.884cm"/>
          <draw:glue-point draw:id="5" svg:x="2.32cm" svg:y="-2.721cm"/>
          <draw:glue-point draw:id="6" svg:x="0.448cm" svg:y="2.037cm"/>
        </draw:frame>
        <draw:connector draw:style-name="gr2" draw:text-style-name="P1" draw:layer="layout" draw:type="curve" svg:x1="2.714cm" svg:y1="3.142cm" svg:x2="3.176cm" svg:y2="2.786cm" draw:start-shape="id1" draw:start-glue-point="1" draw:end-shape="id2" draw:end-glue-point="4" svg:d="M2714 3142c308 0 462-118 462-356" svg:viewBox="0 0 463 357">
          <text:p/>
        </draw:connector>
        <draw:frame draw:style-name="gr3" draw:text-style-name="P3" xml:id="id3" draw:id="id3" draw:layer="layout" svg:width="1.416cm" svg:height="0.848cm" svg:x="5.408cm" svg:y="0.387cm">
          <draw:text-box>
            <text:p text:style-name="P2"><text:span text:style-name="T1">خطِ مماس</text:span></text:p>
          </draw:text-box>
        </draw:frame>
        <draw:connector draw:style-name="gr2" draw:text-style-name="P4" draw:layer="layout" draw:type="curve" draw:line-skew="4.375cm 1.219cm" svg:x1="5.408cm" svg:y1="0.811cm" svg:x2="4.09cm" svg:y2="0.943cm" draw:start-shape="id3" draw:start-glue-point="3" draw:end-shape="id2" draw:end-glue-point="5" svg:d="M5408 811c-252 0-209 107-476 171s-842 84-842-39" svg:viewBox="0 0 1319 223">
          <text:p/>
        </draw:connector>
        <draw:frame draw:style-name="gr3" draw:text-style-name="P3" draw:layer="layout" svg:width="1.383cm" svg:height="0.848cm" svg:x="6.905cm" svg:y="2.272cm">
          <draw:text-box>
            <text:p text:style-name="P2"><text:span text:style-name="T1">نقطہ مائل</text:span></text:p>
          </draw:text-box>
        </draw:frame>
        <draw:connector draw:style-name="gr2" draw:text-style-name="P4" draw:layer="layout" draw:type="curve" draw:line-skew="-0.987cm" svg:x1="6.905cm" svg:y1="2.727cm" svg:x2="3.393cm" svg:y2="2.27cm" draw:end-shape="id2" draw:end-glue-point="6" svg:d="M6905 2727c0-171-3512 57-3512-457" svg:viewBox="0 0 3513 458">
          <text:p/>
        </draw:connector>
        <draw:frame draw:style-name="gr3" draw:text-style-name="P3" draw:layer="layout" svg:width="1.294cm" svg:height="0.848cm" svg:x="5.562cm" svg:y="1.174cm">
          <draw:text-box>
            <text:p text:style-name="P2"><text:span text:style-name="T1">ڈھلوان</text:span></text:p>
          </draw:text-box>
        </draw:frame>
        <draw:frame draw:style-name="gr4" draw:text-style-name="P1" draw:layer="layout" svg:width="0.401cm" svg:height="0.349cm" svg:x="1.343cm" svg:y="0.528cm">
          <draw:image xlink:href="Pictures/200000010000014F00000124CDD19E6C.svm" xlink:type="simple" xlink:show="embed" xlink:actuate="onLoad">
            <text:p/>
          </draw:image>
        </draw:frame>
        <draw:frame draw:style-name="gr5" draw:text-style-name="P1" draw:layer="layout" svg:width="0.456cm" svg:height="0.253cm" svg:x="4.232cm" svg:y="2.861cm">
          <draw:image xlink:href="Pictures/200000010000017D000000D4CB37E4F5.svm" xlink:type="simple" xlink:show="embed" xlink:actuate="onLoad">
            <text:p/>
          </draw:image>
        </draw:frame>
        <draw:frame draw:style-name="gr6" draw:text-style-name="P1" draw:layer="layout" svg:width="0.294cm" svg:height="0.385cm" svg:x="3.009cm" svg:y="1.866cm">
          <draw:image xlink:href="Pictures/20000001000000F6000001426FFCD15A.svm" xlink:type="simple" xlink:show="embed" xlink:actuate="onLoad">
            <text:p/>
          </draw:image>
        </draw:frame>
        <draw:frame draw:style-name="gr7" draw:text-style-name="P1" xml:id="id1" draw:id="id1" draw:layer="layout" svg:width="0.664cm" svg:height="0.365cm" svg:x="2.05cm" svg:y="2.96cm">
          <draw:image xlink:href="Pictures/200000010000022A0000013157A6BD97.svm" xlink:type="simple" xlink:show="embed" xlink:actuate="onLoad">
            <text:p/>
          </draw:image>
        </draw:frame>
        <draw:frame draw:style-name="gr8" draw:text-style-name="P1" draw:layer="layout" svg:width="0.598cm" svg:height="0.506cm" svg:x="5.013cm" svg:y="1.366cm">
          <draw:image xlink:href="Pictures/20000001000001F3000001A797EF8A0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9:32:51.216750311</dc:date>
    <meta:editing-duration>PT1M50S</meta:editing-duration>
    <meta:editing-cycles>2</meta:editing-cycles>
    <meta:generator>LibreOffice/4.2.8.2$Linux_x86 LibreOffice_project/420m0$Build-2</meta:generator>
    <meta:document-statistic meta:object-count="12"/>
  </office:meta>
</office:document-meta>
</file>